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5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cm" fo:min-width="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controls" svg:width="5.75cm" svg:height="1.25cm" svg:x="4.75cm" svg:y="2.25cm">
          <draw:text-box>
            <text:p>主程序流程图</text:p>
          </draw:text-box>
        </draw:frame>
        <draw:custom-shape draw:name="Start-End 1" draw:style-name="gr2" draw:text-style-name="P3" xml:id="id7" draw:id="id7" draw:layer="controls" svg:width="3cm" svg:height="1cm" svg:x="8cm" svg:y="4.75cm">
          <text:p text:style-name="P2"><text:span text:style-name="T1">开始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3" draw:text-style-name="P3" xml:id="id6" draw:id="id6" draw:layer="controls" svg:width="3cm" svg:height="2cm" svg:x="8cm" svg:y="6.75cm">
          <text:p text:style-name="P2"><text:span text:style-name="T1">读取配置数据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4" draw:text-style-name="P3" xml:id="id1" draw:id="id1" draw:layer="controls" svg:width="3cm" svg:height="2cm" svg:x="8cm" svg:y="9.75cm">
          <text:p text:style-name="P2"><text:span text:style-name="T1">打印地图</text:span></text:p>
          <text:p text:style-name="P2"><text:span text:style-name="T1">初始蛇、食物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5" draw:text-style-name="P3" xml:id="id2" draw:id="id2" draw:layer="controls" svg:width="3cm" svg:height="2cm" svg:x="8cm" svg:y="12.75cm">
          <text:p text:style-name="P2"><text:span text:style-name="T1">开始计时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6" draw:text-style-name="P3" xml:id="id3" draw:id="id3" draw:layer="controls" svg:width="3cm" svg:height="2cm" svg:x="8cm" svg:y="15.75cm">
          <text:p text:style-name="P2"><text:span text:style-name="T1">获取当前</text:span></text:p>
          <text:p text:style-name="P2"><text:span text:style-name="T1">键盘输入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7" draw:text-style-name="P3" xml:id="id4" draw:id="id4" draw:layer="controls" svg:width="6.5cm" svg:height="2cm" svg:x="6.25cm" svg:y="18.75cm">
          <text:p text:style-name="P2"><text:span text:style-name="T1">每满</text:span><text:span text:style-name="T1">T1</text:span><text:span text:style-name="T1">秒</text:span></text:p>
          <text:p text:style-name="P2"><text:span text:style-name="T1">执行一次『蛇判定』</text:span></text:p>
          <text:p text:style-name="P2"><text:span text:style-name="T1">改变蛇位置，分数，游戏结果等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8" draw:text-style-name="P3" xml:id="id5" draw:id="id5" draw:layer="controls" svg:width="6.5cm" svg:height="2cm" svg:x="6.25cm" svg:y="21.75cm">
          <text:p text:style-name="P2"><text:span text:style-name="T1">每满</text:span><text:span text:style-name="T1">T2</text:span><text:span text:style-name="T1">秒</text:span></text:p>
          <text:p text:style-name="P2"><text:span text:style-name="T1">执行一次『食物判定』</text:span></text:p>
          <text:p text:style-name="P2"><text:span text:style-name="T1">改变食物位置，状态等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9" draw:text-style-name="P4" draw:layer="controls" svg:x1="9.5cm" svg:y1="11.75cm" svg:x2="9.5cm" svg:y2="12.75cm" draw:start-shape="id1" draw:start-glue-point="6" draw:end-shape="id2" draw:end-glue-point="4" svg:d="M9500 11750v1000" svg:viewBox="0 0 1 1001">
          <text:p/>
        </draw:connector>
        <draw:connector draw:name="Connector 2" draw:style-name="gr10" draw:text-style-name="P4" draw:layer="controls" svg:x1="9.5cm" svg:y1="14.75cm" svg:x2="9.5cm" svg:y2="15.75cm" draw:start-shape="id2" draw:start-glue-point="6" draw:end-shape="id3" svg:d="M9500 14750v1000" svg:viewBox="0 0 1 1001">
          <text:p/>
        </draw:connector>
        <draw:connector draw:name="Connector 3" draw:style-name="gr11" draw:text-style-name="P4" draw:layer="controls" svg:x1="9.5cm" svg:y1="17.75cm" svg:x2="9.5cm" svg:y2="18.75cm" draw:start-shape="id3" draw:start-glue-point="6" draw:end-shape="id4" draw:end-glue-point="4" svg:d="M9500 17750v1000" svg:viewBox="0 0 1 1001">
          <text:p/>
        </draw:connector>
        <draw:connector draw:name="Connector 4" draw:style-name="gr12" draw:text-style-name="P4" draw:layer="controls" svg:x1="9.5cm" svg:y1="20.75cm" svg:x2="9.5cm" svg:y2="21.75cm" draw:start-shape="id4" draw:start-glue-point="6" draw:end-shape="id5" svg:d="M9500 20750v1000" svg:viewBox="0 0 1 1001">
          <text:p/>
        </draw:connector>
        <draw:connector draw:name="Connector-Standard 1" draw:style-name="gr13" draw:text-style-name="P4" draw:layer="controls" draw:line-skew="0cm 0.484cm -0.485cm" svg:x1="9.5cm" svg:y1="23.75cm" svg:x2="9.5cm" svg:y2="15.75cm" draw:start-shape="id5" draw:start-glue-point="6" draw:end-shape="id3" draw:end-glue-point="4" svg:d="M9500 23750v266h3999v-9016h-3999v750" svg:viewBox="0 0 4000 9017">
          <text:p/>
        </draw:connector>
        <draw:connector draw:name="Connector 5" draw:style-name="gr14" draw:text-style-name="P4" draw:layer="controls" svg:x1="9.5cm" svg:y1="8.75cm" svg:x2="9.5cm" svg:y2="9.75cm" draw:start-shape="id6" draw:start-glue-point="6" draw:end-shape="id1" draw:end-glue-point="4" svg:d="M9500 8750v1000" svg:viewBox="0 0 1 1001">
          <text:p/>
        </draw:connector>
        <draw:connector draw:name="Connector 6" draw:style-name="gr15" draw:text-style-name="P4" draw:layer="controls" svg:x1="9.5cm" svg:y1="5.75cm" svg:x2="9.5cm" svg:y2="6.75cm" draw:start-shape="id7" draw:start-glue-point="6" draw:end-shape="id6" draw:end-glue-point="4" svg:d="M9500 5750v1000" svg:viewBox="0 0 1 1001">
          <text:p/>
        </draw:connector>
        <draw:custom-shape draw:name="Process 7" draw:style-name="gr16" draw:text-style-name="P3" xml:id="id8" draw:id="id8" draw:layer="controls" svg:width="3cm" svg:height="2cm" svg:x="8cm" svg:y="24.5cm">
          <text:p text:style-name="P2"><text:span text:style-name="T1">打印结果</text:span></text:p>
          <text:p text:style-name="P2"><text:span text:style-name="T1">记录结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" draw:style-name="gr17" draw:text-style-name="P3" xml:id="id9" draw:id="id9" draw:layer="controls" svg:width="3cm" svg:height="1cm" svg:x="8cm" svg:y="27.25cm">
          <text:p text:style-name="P2"><text:span text:style-name="T1">Start/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2" draw:style-name="gr18" draw:text-style-name="P4" draw:layer="controls" svg:x1="6.25cm" svg:y1="19.75cm" svg:x2="8cm" svg:y2="25.5cm" draw:start-shape="id4" draw:start-glue-point="5" draw:end-shape="id8" draw:end-glue-point="5" svg:d="M6250 19750h-265v5750h2015" svg:viewBox="0 0 2016 5751">
          <text:p/>
        </draw:connector>
        <draw:connector draw:name="Connector-Standard 3" draw:style-name="gr19" draw:text-style-name="P4" draw:layer="controls" svg:x1="6.25cm" svg:y1="22.75cm" svg:x2="8cm" svg:y2="25.5cm" draw:start-shape="id5" draw:start-glue-point="5" draw:end-shape="id8" draw:end-glue-point="5" svg:d="M6250 22750h-265v2750h2015" svg:viewBox="0 0 2016 2751">
          <text:p/>
        </draw:connector>
        <draw:connector draw:name="Connector 7" draw:style-name="gr20" draw:text-style-name="P4" draw:layer="controls" svg:x1="9.5cm" svg:y1="26.5cm" svg:x2="9.5cm" svg:y2="27.25cm" draw:start-shape="id8" draw:start-glue-point="6" draw:end-shape="id9" draw:end-glue-point="4" svg:d="M9500 26500v750" svg:viewBox="0 0 1 751">
          <text:p/>
        </draw:connector>
        <draw:frame draw:style-name="gr21" draw:text-style-name="P1" draw:layer="controls" svg:width="3.75cm" svg:height="1.17cm" svg:x="23cm" svg:y="2.5cm">
          <draw:text-box>
            <text:p>蛇判定</text:p>
          </draw:text-box>
        </draw:frame>
        <draw:custom-shape draw:name="Start-End 3" draw:style-name="gr22" draw:text-style-name="P3" xml:id="id12" draw:id="id12" draw:layer="controls" svg:width="3cm" svg:height="1cm" svg:x="24.75cm" svg:y="4.75cm">
          <text:p text:style-name="P2"><text:span text:style-name="T1">开始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23" draw:text-style-name="P3" xml:id="id10" draw:id="id10" draw:layer="controls" svg:width="3cm" svg:height="2cm" svg:x="24.75cm" svg:y="6.75cm">
          <text:p text:style-name="P2"><text:span text:style-name="T1">判断输入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tart-End 4" draw:style-name="gr24" draw:text-style-name="P3" xml:id="id11" draw:id="id11" draw:layer="controls" svg:width="3cm" svg:height="1cm" svg:x="20cm" svg:y="7.25cm">
          <text:p text:style-name="P2"><text:span text:style-name="T1">结束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8" draw:style-name="gr25" draw:text-style-name="P6" draw:layer="controls" svg:x1="24.75cm" svg:y1="7.75cm" svg:x2="23cm" svg:y2="7.75cm" draw:start-shape="id10" draw:start-glue-point="5" draw:end-shape="id11" draw:end-glue-point="7" svg:d="M24750 7750h-1750" svg:viewBox="0 0 1751 1">
          <text:p text:style-name="P5"><text:span text:style-name="T2">无效</text:span></text:p>
        </draw:connector>
        <draw:connector draw:name="Connector 9" draw:style-name="gr26" draw:text-style-name="P4" draw:layer="controls" svg:x1="26.25cm" svg:y1="5.75cm" svg:x2="26.25cm" svg:y2="6.75cm" draw:start-shape="id12" draw:start-glue-point="6" draw:end-shape="id10" svg:d="M26250 5750v1000" svg:viewBox="0 0 1 1001">
          <text:p/>
        </draw:connector>
        <draw:custom-shape draw:name="Process 8" draw:style-name="gr27" draw:text-style-name="P3" xml:id="id13" draw:id="id13" draw:layer="controls" svg:width="6cm" svg:height="1.5cm" svg:x="23.25cm" svg:y="9.5cm">
          <text:p text:style-name="P2"><text:span text:style-name="T1">在原头的移动方向创建新头</text:span></text:p>
          <text:p text:style-name="P2"><text:span text:style-name="T1">新头的方向属性和输入一致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28" draw:text-style-name="P3" xml:id="id14" draw:id="id14" draw:layer="controls" svg:width="3cm" svg:height="2cm" svg:x="24.75cm" svg:y="11.5cm">
          <text:p text:style-name="P2"><text:span text:style-name="T1">新头位置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9" draw:style-name="gr29" draw:text-style-name="P3" xml:id="id16" draw:id="id16" draw:layer="controls" svg:width="6.5cm" svg:height="2.25cm" svg:x="23cm" svg:y="15.25cm">
          <text:p text:style-name="P2"><text:span text:style-name="T1">删除最后一个元素</text:span><text:span text:style-name="T1">(</text:span><text:span text:style-name="T1">尾巴</text:span><text:span text:style-name="T1">)</text:span></text:p>
          <text:p text:style-name="P2"><text:span text:style-name="T1">新的最后一个元素属性改为尾巴</text:span></text:p>
          <text:p text:style-name="P2"><text:span text:style-name="T1">方向不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0" draw:style-name="gr30" draw:text-style-name="P4" draw:layer="controls" svg:x1="26.25cm" svg:y1="8.75cm" svg:x2="26.25cm" svg:y2="9.5cm" draw:start-shape="id10" draw:start-glue-point="6" draw:end-shape="id13" draw:end-glue-point="4" svg:d="M26250 8750v750" svg:viewBox="0 0 1 751">
          <text:p/>
        </draw:connector>
        <draw:connector draw:name="Connector 11" draw:style-name="gr31" draw:text-style-name="P4" draw:layer="controls" svg:x1="26.25cm" svg:y1="11cm" svg:x2="26.25cm" svg:y2="11.5cm" draw:start-shape="id13" draw:start-glue-point="6" draw:end-shape="id14" svg:d="M26250 11000v500" svg:viewBox="0 0 1 501">
          <text:p/>
        </draw:connector>
        <draw:custom-shape draw:name="Process 10" draw:style-name="gr32" draw:text-style-name="P3" xml:id="id15" draw:id="id15" draw:layer="controls" svg:width="3cm" svg:height="2cm" svg:x="20cm" svg:y="11.5cm">
          <text:p text:style-name="P2"><text:span text:style-name="T1">退出标志激活</text:span></text:p>
          <text:p text:style-name="P2"><text:span text:style-name="T1">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2" draw:style-name="gr33" draw:text-style-name="P7" draw:layer="controls" svg:x1="24.75cm" svg:y1="12.5cm" svg:x2="23cm" svg:y2="12.5cm" draw:start-shape="id14" draw:start-glue-point="5" draw:end-shape="id15" draw:end-glue-point="7" svg:d="M24750 12500h-1750" svg:viewBox="0 0 1751 1">
          <text:p text:style-name="P5"><text:span text:style-name="T3">问地图对象这地方会死</text:span></text:p>
        </draw:connector>
        <draw:connector draw:name="Connector 13" draw:style-name="gr34" draw:text-style-name="P7" draw:layer="controls" svg:x1="26.25cm" svg:y1="13.5cm" svg:x2="26.25cm" svg:y2="15.25cm" draw:start-shape="id14" draw:start-glue-point="6" draw:end-shape="id16" draw:end-glue-point="4" svg:d="M26250 13500v1750" svg:viewBox="0 0 1 1751">
          <text:p text:style-name="P5"><text:span text:style-name="T4">问地图对象这地</text:span><text:span text:style-name="T4">方没事</text:span></text:p>
        </draw:connector>
        <draw:custom-shape draw:name="Process 11" draw:style-name="gr35" draw:text-style-name="P3" xml:id="id17" draw:id="id17" draw:layer="controls" svg:width="3.25cm" svg:height="2cm" svg:x="30cm" svg:y="15.25cm">
          <text:p text:style-name="P2"><text:span text:style-name="T1">删除食物对象中</text:span></text:p>
          <text:p text:style-name="P2"><text:span text:style-name="T1">该元素</text:span></text:p>
          <text:p text:style-name="P2"><text:span text:style-name="T1">积分</text:span><text:span text:style-name="T1">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4" draw:style-name="gr36" draw:text-style-name="P7" draw:layer="controls" svg:x1="27.75cm" svg:y1="12.5cm" svg:x2="31.625cm" svg:y2="15.25cm" draw:start-shape="id14" draw:start-glue-point="7" draw:end-shape="id17" draw:end-glue-point="4" svg:d="M27750 12500h3875v2750" svg:viewBox="0 0 3876 2751">
          <text:p text:style-name="P5"><text:span text:style-name="T4">问食物对象这地</text:span><text:span text:style-name="T4">方能吃</text:span></text:p>
        </draw:connector>
        <draw:custom-shape draw:name="Start-End 5" draw:style-name="gr37" draw:text-style-name="P3" xml:id="id18" draw:id="id18" draw:layer="controls" svg:width="3cm" svg:height="1cm" svg:x="24.75cm" svg:y="21.25cm">
          <text:p text:style-name="P2"><text:span text:style-name="T1">结束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5" draw:style-name="gr38" draw:text-style-name="P4" draw:layer="controls" draw:line-skew="1.374cm" svg:x1="21.5cm" svg:y1="13.5cm" svg:x2="26.25cm" svg:y2="21.25cm" draw:start-shape="id15" draw:start-glue-point="6" draw:end-shape="id18" draw:end-glue-point="4" svg:d="M21500 13500v5250h4750v2500" svg:viewBox="0 0 4751 7751">
          <text:p/>
        </draw:connector>
        <draw:connector draw:name="Connector-Standard 6" draw:style-name="gr39" draw:text-style-name="P4" draw:layer="controls" svg:x1="31.625cm" svg:y1="17.25cm" svg:x2="26.25cm" svg:y2="21.25cm" draw:start-shape="id17" draw:start-glue-point="6" draw:end-shape="id18" draw:end-glue-point="4" svg:d="M31625 17250v2001h-5375v1999" svg:viewBox="0 0 5376 4001">
          <text:p/>
        </draw:connector>
        <draw:connector draw:name="Connector 14" draw:style-name="gr40" draw:text-style-name="P4" draw:layer="controls" svg:x1="26.25cm" svg:y1="17.5cm" svg:x2="26.25cm" svg:y2="21.25cm" draw:start-shape="id16" draw:start-glue-point="6" draw:end-shape="id18" draw:end-glue-point="4" svg:d="M26250 17500v3750" svg:viewBox="0 0 1 3751">
          <text:p/>
        </draw:connector>
        <draw:frame draw:style-name="gr41" draw:text-style-name="P1" draw:layer="controls" svg:width="10.75cm" svg:height="4.25cm" svg:x="21.5cm" svg:y="23.25cm">
          <draw:text-box>
            <text:p><text:span text:style-name="T5">随便想想：</text:span></text:p>
            <text:p><text:span text:style-name="T6">食物喜欢在靠近</text:span><text:span text:style-name="T6">建筑的地方生</text:span><text:span text:style-name="T6">成，平时呆在原</text:span><text:span text:style-name="T6">地，蛇来了会惊</text:span><text:span text:style-name="T6">惶失措乱跑几</text:span><text:span text:style-name="T6">下，过了好久发</text:span><text:span text:style-name="T6">现没事，有的会</text:span><text:span text:style-name="T6">生气一段时间，</text:span><text:span text:style-name="T6">撞到蛇的身体会</text:span><text:span text:style-name="T6">杀死蛇，或者回</text:span><text:span text:style-name="T6">到平静状态。</text:span></text:p>
            <text:p><text:span text:style-name="T6">生气的食物被吃</text:span><text:span text:style-name="T6">掉，其他几个会</text:span><text:span text:style-name="T6">笑它，等到自己</text:span><text:span text:style-name="T6">快死了（蛇头接</text:span><text:span text:style-name="T6">近）会成为小</text:span><text:span text:style-name="T6">丑。</text:span></text:p>
          </draw:text-box>
        </draw:frame>
      </draw:page>
      <draw:page draw:name="page2" draw:style-name="dp1" draw:master-page-name="默认">
        <draw:frame draw:style-name="gr21" draw:text-style-name="P1" draw:layer="layout" svg:width="3.75cm" svg:height="1.17cm" svg:x="1.75cm" svg:y="1.75cm">
          <draw:text-box>
            <text:p>食物判定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5:55:43.507493601</meta:creation-date>
    <dc:date>2024-01-27T08:49:44.686177934</dc:date>
    <meta:editing-duration>PT21H8M55S</meta:editing-duration>
    <meta:editing-cycles>4</meta:editing-cycles>
    <meta:generator>LibreOffice/7.3.7.2$Linux_X86_64 LibreOffice_project/30$Build-2</meta:generator>
    <meta:document-statistic meta:object-count="42"/>
  </office:meta>
</office:document-meta>
</file>